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71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/>
          <table:table-cell office:value-type="string" calcext:value-type="string">
            <text:p>without fpu</text:p>
          </table:table-cell>
          <table:table-cell office:value-type="string" calcext:value-type="string">
            <text:p>vfp</text:p>
          </table:table-cell>
          <table:table-cell office:value-type="string" calcext:value-type="string">
            <text:p>without fpu</text:p>
          </table:table-cell>
          <table:table-cell office:value-type="string" calcext:value-type="string">
            <text:p>vfp</text:p>
          </table:table-cell>
          <table:table-cell table:style-name="ce1" office:value-type="string" calcext:value-type="string">
            <text:p>without fpu </text:p>
          </table:table-cell>
          <table:table-cell office:value-type="string" calcext:value-type="string">
            <text:p>vfp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klomp</text:p>
          </table:table-cell>
          <table:covered-table-cell/>
          <table:table-cell table:style-name="ce1" office:value-type="string" calcext:value-type="string" table:number-columns-spanned="2" table:number-rows-spanned="1">
            <text:p>tiger</text:p>
          </table:table-cell>
          <table:covered-table-cell/>
          <table:table-cell table:style-name="ce1" office:value-type="string" calcext:value-type="string" table:number-columns-spanned="2" table:number-rows-spanned="1">
            <text:p>square</text:p>
          </table:table-cell>
          <table:covered-table-cell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9.987" calcext:value-type="float">
            <text:p>549.987</text:p>
          </table:table-cell>
          <table:table-cell office:value-type="float" office:value="241.76" calcext:value-type="float">
            <text:p>241.76</text:p>
          </table:table-cell>
          <table:table-cell office:value-type="float" office:value="245.056" calcext:value-type="float">
            <text:p>245.056</text:p>
          </table:table-cell>
          <table:table-cell office:value-type="float" office:value="111.175" calcext:value-type="float">
            <text:p>111.175</text:p>
          </table:table-cell>
          <table:table-cell office:value-type="float" office:value="90.119" calcext:value-type="float">
            <text:p>90.119</text:p>
          </table:table-cell>
          <table:table-cell office:value-type="float" office:value="42.053" calcext:value-type="float">
            <text:p>42.05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8.33" calcext:value-type="float">
            <text:p>538.33</text:p>
          </table:table-cell>
          <table:table-cell office:value-type="float" office:value="235.505" calcext:value-type="float">
            <text:p>235.505</text:p>
          </table:table-cell>
          <table:table-cell office:value-type="float" office:value="236.42" calcext:value-type="float">
            <text:p>236.42</text:p>
          </table:table-cell>
          <table:table-cell office:value-type="float" office:value="120.006" calcext:value-type="float">
            <text:p>120.006</text:p>
          </table:table-cell>
          <table:table-cell office:value-type="float" office:value="90.85" calcext:value-type="float">
            <text:p>90.85</text:p>
          </table:table-cell>
          <table:table-cell office:value-type="float" office:value="42.053" calcext:value-type="float">
            <text:p>42.05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7.181" calcext:value-type="float">
            <text:p>547.181</text:p>
          </table:table-cell>
          <table:table-cell office:value-type="float" office:value="244.568" calcext:value-type="float">
            <text:p>244.568</text:p>
          </table:table-cell>
          <table:table-cell office:value-type="float" office:value="237.793" calcext:value-type="float">
            <text:p>237.793</text:p>
          </table:table-cell>
          <table:table-cell office:value-type="float" office:value="112.518" calcext:value-type="float">
            <text:p>112.518</text:p>
          </table:table-cell>
          <table:table-cell office:value-type="float" office:value="91.034" calcext:value-type="float">
            <text:p>91.034</text:p>
          </table:table-cell>
          <table:table-cell office:value-type="float" office:value="42.175" calcext:value-type="float">
            <text:p>42.17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8.614" calcext:value-type="float">
            <text:p>548.614</text:p>
          </table:table-cell>
          <table:table-cell office:value-type="float" office:value="237.152" calcext:value-type="float">
            <text:p>237.152</text:p>
          </table:table-cell>
          <table:table-cell office:value-type="float" office:value="236.358" calcext:value-type="float">
            <text:p>236.358</text:p>
          </table:table-cell>
          <table:table-cell office:value-type="float" office:value="111.145" calcext:value-type="float">
            <text:p>111.145</text:p>
          </table:table-cell>
          <table:table-cell office:value-type="float" office:value="90.759" calcext:value-type="float">
            <text:p>90.759</text:p>
          </table:table-cell>
          <table:table-cell office:value-type="float" office:value="50.842" calcext:value-type="float">
            <text:p>50.84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9.835" calcext:value-type="float">
            <text:p>549.835</text:p>
          </table:table-cell>
          <table:table-cell office:value-type="float" office:value="244.72" calcext:value-type="float">
            <text:p>244.72</text:p>
          </table:table-cell>
          <table:table-cell office:value-type="float" office:value="237.701" calcext:value-type="float">
            <text:p>237.701</text:p>
          </table:table-cell>
          <table:table-cell office:value-type="float" office:value="111.419" calcext:value-type="float">
            <text:p>111.419</text:p>
          </table:table-cell>
          <table:table-cell office:value-type="float" office:value="90.851" calcext:value-type="float">
            <text:p>90.851</text:p>
          </table:table-cell>
          <table:table-cell office:value-type="float" office:value="42.022" calcext:value-type="float">
            <text:p>42.02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7.027" calcext:value-type="float">
            <text:p>547.027</text:p>
          </table:table-cell>
          <table:table-cell office:value-type="float" office:value="235.84" calcext:value-type="float">
            <text:p>235.84</text:p>
          </table:table-cell>
          <table:table-cell office:value-type="float" office:value="240.418" calcext:value-type="float">
            <text:p>240.418</text:p>
          </table:table-cell>
          <table:table-cell office:value-type="float" office:value="120.178" calcext:value-type="float">
            <text:p>120.178</text:p>
          </table:table-cell>
          <table:table-cell office:value-type="float" office:value="99.975" calcext:value-type="float">
            <text:p>99.975</text:p>
          </table:table-cell>
          <table:table-cell office:value-type="float" office:value="42.205" calcext:value-type="float">
            <text:p>42.20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39.338" calcext:value-type="float">
            <text:p>539.338</text:p>
          </table:table-cell>
          <table:table-cell office:value-type="float" office:value="253.998" calcext:value-type="float">
            <text:p>253.998</text:p>
          </table:table-cell>
          <table:table-cell office:value-type="float" office:value="237.854" calcext:value-type="float">
            <text:p>237.854</text:p>
          </table:table-cell>
          <table:table-cell office:value-type="float" office:value="120.056" calcext:value-type="float">
            <text:p>120.056</text:p>
          </table:table-cell>
          <table:table-cell office:value-type="float" office:value="90.728" calcext:value-type="float">
            <text:p>90.728</text:p>
          </table:table-cell>
          <table:table-cell office:value-type="float" office:value="42.053" calcext:value-type="float">
            <text:p>42.05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6.692" calcext:value-type="float">
            <text:p>546.692</text:p>
          </table:table-cell>
          <table:table-cell office:value-type="float" office:value="244.385" calcext:value-type="float">
            <text:p>244.385</text:p>
          </table:table-cell>
          <table:table-cell office:value-type="float" office:value="236.298" calcext:value-type="float">
            <text:p>236.298</text:p>
          </table:table-cell>
          <table:table-cell office:value-type="float" office:value="111.206" calcext:value-type="float">
            <text:p>111.206</text:p>
          </table:table-cell>
          <table:table-cell office:value-type="float" office:value="91.919" calcext:value-type="float">
            <text:p>91.919</text:p>
          </table:table-cell>
          <table:table-cell office:value-type="float" office:value="42.083" calcext:value-type="float">
            <text:p>42.08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8.188" calcext:value-type="float">
            <text:p>548.188</text:p>
          </table:table-cell>
          <table:table-cell office:value-type="float" office:value="244.751" calcext:value-type="float">
            <text:p>244.751</text:p>
          </table:table-cell>
          <table:table-cell office:value-type="float" office:value="236.45" calcext:value-type="float">
            <text:p>236.45</text:p>
          </table:table-cell>
          <table:table-cell office:value-type="float" office:value="111.084" calcext:value-type="float">
            <text:p>111.084</text:p>
          </table:table-cell>
          <table:table-cell office:value-type="float" office:value="99.67" calcext:value-type="float">
            <text:p>99.67</text:p>
          </table:table-cell>
          <table:table-cell office:value-type="float" office:value="42.053" calcext:value-type="float">
            <text:p>42.05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9.001" calcext:value-type="float">
            <text:p>539.001</text:p>
          </table:table-cell>
          <table:table-cell office:value-type="float" office:value="235.412" calcext:value-type="float">
            <text:p>235.412</text:p>
          </table:table-cell>
          <table:table-cell office:value-type="float" office:value="236.358" calcext:value-type="float">
            <text:p>236.358</text:p>
          </table:table-cell>
          <table:table-cell office:value-type="float" office:value="120.179" calcext:value-type="float">
            <text:p>120.179</text:p>
          </table:table-cell>
          <table:table-cell office:value-type="float" office:value="90.789" calcext:value-type="float">
            <text:p>90.789</text:p>
          </table:table-cell>
          <table:table-cell office:value-type="float" office:value="41.381" calcext:value-type="float">
            <text:p>41.381</text:p>
          </table:table-cell>
          <table:table-cell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3:.B12])" office:value-type="float" office:value="545.4193" calcext:value-type="float">
            <text:p>545.4193</text:p>
          </table:table-cell>
          <table:table-cell table:formula="of:=AVERAGE([.C3:.C12])" office:value-type="float" office:value="241.8091" calcext:value-type="float">
            <text:p>241.8091</text:p>
          </table:table-cell>
          <table:table-cell table:formula="of:=AVERAGE([.D3:.D12])" office:value-type="float" office:value="238.0706" calcext:value-type="float">
            <text:p>238.0706</text:p>
          </table:table-cell>
          <table:table-cell table:formula="of:=AVERAGE([.E3:.E12])" office:value-type="float" office:value="114.8966" calcext:value-type="float">
            <text:p>114.8966</text:p>
          </table:table-cell>
          <table:table-cell table:formula="of:=AVERAGE([.F3:.F12])" office:value-type="float" office:value="92.6694" calcext:value-type="float">
            <text:p>92.6694</text:p>
          </table:table-cell>
          <table:table-cell table:formula="of:=AVERAGE([.G3:.G12])" office:value-type="float" office:value="42.892" calcext:value-type="float">
            <text:p>42.892</text:p>
          </table:table-cell>
          <table:table-cell/>
        </table:table-row>
        <table:table-row table:style-name="ro1">
          <table:table-cell table:number-columns-repeated="2"/>
          <table:table-cell table:formula="of:=[.B13]/[.C13]" office:value-type="float" office:value="2.25557805723606" calcext:value-type="float">
            <text:p>2.2555780572</text:p>
          </table:table-cell>
          <table:table-cell/>
          <table:table-cell table:formula="of:=[.D13]/[.E13]" office:value-type="float" office:value="2.07204216660893" calcext:value-type="float">
            <text:p>2.0720421666</text:p>
          </table:table-cell>
          <table:table-cell/>
          <table:table-cell table:formula="of:=[.F13]/[.G13]" office:value-type="float" office:value="2.16052876993379" calcext:value-type="float">
            <text:p>2.1605287699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we also tried using neon compiler option but it did not increase the timing significantly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float" office:value="128.113" calcext:value-type="float">
            <text:p>128.113</text:p>
          </table:table-cell>
          <table:table-cell table:formula="of:=[.$C$13]/[.C18]" office:value-type="float" office:value="1.88746731401185" calcext:value-type="float">
            <text:p>1.887467314</text:p>
          </table:table-cell>
          <table:table-cell office:value-type="float" office:value="65.46" calcext:value-type="float">
            <text:p>65.46</text:p>
          </table:table-cell>
          <table:table-cell table:formula="of:=[.$E$13]/[.E18]" office:value-type="float" office:value="1.75521845401772" calcext:value-type="float">
            <text:p>1.755218454</text:p>
          </table:table-cell>
          <table:table-cell office:value-type="float" office:value="20.996" calcext:value-type="float">
            <text:p>20.996</text:p>
          </table:table-cell>
          <table:table-cell table:formula="of:=[.$G$13]/[.G18]" office:value-type="float" office:value="2.04286530767765" calcext:value-type="float">
            <text:p>2.0428653077</text:p>
          </table:table-cell>
        </table:table-row>
        <table:table-row table:style-name="ro1">
          <table:table-cell table:number-columns-repeated="6"/>
          <table:table-cell office:value-type="float" office:value="21.606" calcext:value-type="float">
            <text:p>21.606</text:p>
          </table:table-cell>
          <table:table-cell table:formula="of:=[.$G$13]/[.G19]" office:value-type="float" office:value="1.98518929926872" calcext:value-type="float">
            <text:p>1.9851892993</text:p>
          </table:table-cell>
        </table:table-row>
        <table:table-row table:style-name="ro1">
          <table:table-cell table:number-columns-repeated="6"/>
          <table:table-cell office:value-type="float" office:value="21.607" calcext:value-type="float">
            <text:p>21.607</text:p>
          </table:table-cell>
          <table:table-cell table:formula="of:=[.$G$13]/[.G20]" office:value-type="float" office:value="1.98509742213172" calcext:value-type="float">
            <text:p>1.9850974221</text:p>
          </table:table-cell>
        </table:table-row>
        <table:table-row table:style-name="ro1">
          <table:table-cell table:number-columns-repeated="6"/>
          <table:table-cell office:value-type="float" office:value="21.636" calcext:value-type="float">
            <text:p>21.636</text:p>
          </table:table-cell>
          <table:table-cell table:formula="of:=[.$G$13]/[.G21]" office:value-type="float" office:value="1.98243667960806" calcext:value-type="float">
            <text:p>1.9824366796</text:p>
          </table:table-cell>
        </table:table-row>
        <table:table-row table:style-name="ro1">
          <table:table-cell table:number-columns-repeated="6"/>
          <table:table-cell office:value-type="float" office:value="21.576" calcext:value-type="float">
            <text:p>21.576</text:p>
          </table:table-cell>
          <table:table-cell table:formula="of:=[.$G$13]/[.G22]" office:value-type="float" office:value="1.9879495736003" calcext:value-type="float">
            <text:p>1.98794957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/00/0000</text:date>, <text:time style:data-style-name="N2" text:time-value="04:03:26.8861951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2T16:52:45.227738543</meta:creation-date>
    <dc:date>2016-05-13T04:16:07.488356192</dc:date>
    <meta:editing-duration>PT22M48S</meta:editing-duration>
    <meta:editing-cycles>4</meta:editing-cycles>
    <meta:generator>LibreOffice/4.2.8.2$Linux_X86_64 LibreOffice_project/420m0$Build-2</meta:generator>
    <meta:document-statistic meta:table-count="1" meta:cell-count="104" meta:object-count="0"/>
  </office:meta>
</office:document-meta>
</file>